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695000000C8D5BB15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gradient" draw:fill-gradient-name="OSW_20_Blu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fill-gradient-name="OSW_20_Blue" draw:fill-image-width="0cm" draw:fill-image-height="0cm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8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8cm" fo:min-width="24.711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family="'Bitstream Vera Sans'" style:font-family-generic="swiss" style:font-pitch="variable" fo:font-size="1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ffffff" fo:font-family="'Bitstream Vera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7" style:family="paragraph">
      <style:paragraph-properties fo:margin-left="0cm" fo:margin-right="0cm" fo:line-height="150%" text:enable-numbering="true" fo:text-indent="0cm"/>
    </style:style>
    <style:style style:name="P8" style:family="paragraph">
      <style:paragraph-properties fo:margin-left="0cm" fo:margin-right="0cm" fo:line-height="150%" text:enable-numbering="true" fo:text-indent="0cm"/>
      <style:text-properties fo:font-family="'Bitstream Vera Sans'" style:font-family-generic="swiss" style:font-pitch="variable" fo:font-size="28pt" style:font-size-asian="28pt" style:font-size-complex="28pt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true" fo:text-indent="0cm"/>
      <style:text-properties fo:font-family="'Bitstream Vera Sans'" style:font-family-generic="swiss" style:font-pitch="variable" fo:font-size="28pt" style:font-size-asian="28pt" style:font-size-complex="28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28pt" style:font-size-asian="28pt" style:font-size-complex="28pt"/>
    </style:style>
    <style:style style:name="P12" style:family="paragraph">
      <style:paragraph-properties fo:margin-left="0cm" fo:margin-right="0cm" fo:line-height="200%" text:enable-numbering="true" fo:text-indent="0cm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15" style:family="paragraph">
      <style:paragraph-properties fo:margin-left="1.8cm" fo:margin-right="0cm" fo:line-height="150%" text:enable-numbering="true" fo:text-indent="-0.6cm"/>
    </style:style>
    <style:style style:name="P16" style:family="paragraph">
      <style:paragraph-properties fo:margin-left="0cm" fo:margin-right="0cm" fo:text-indent="0cm"/>
      <style:text-properties fo:font-family="'Bitstream Vera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margin-left="0cm" fo:margin-right="0cm" fo:text-indent="0cm"/>
      <style:text-properties fo:font-family="'Bitstream Vera Sans'" style:font-family-generic="swiss" style:font-pitch="variable" fo:font-size="28pt" style:font-size-asian="28pt" style:font-size-complex="28pt"/>
    </style:style>
    <style:style style:name="P18" style:family="paragraph">
      <style:paragraph-properties fo:margin-left="0cm" fo:margin-right="0cm" text:enable-numbering="true" fo:text-indent="0cm"/>
    </style:style>
    <style:style style:name="P19" style:family="paragraph">
      <style:text-properties fo:font-family="'Bitstream Vera Sans'" style:font-family-generic="swiss" style:font-pitch="variable" fo:font-size="28pt" style:font-size-asian="28pt" style:font-size-complex="28pt"/>
    </style:style>
    <style:style style:name="P20" style:family="paragraph">
      <style:text-properties fo:font-family="'Bitstream Vera Sans'" style:font-family-generic="swiss" style:font-pitch="variable" fo:font-size="22pt" style:font-size-asian="22pt" style:font-size-complex="22pt"/>
    </style:style>
    <style:style style:name="P21" style:family="paragraph">
      <style:text-properties fo:font-family="'Bitstream Vera Sans'" style:font-family-generic="swiss" style:font-pitch="variable" fo:font-size="24pt" style:font-size-asian="24pt" style:font-size-complex="24pt"/>
    </style:style>
    <style:style style:name="P22" style:family="paragraph">
      <style:text-properties fo:color="#ffffff" fo:font-family="'Bitstream Vera Sans'" style:font-family-generic="swiss" style:font-pitch="variable" style:text-underline-style="solid" style:text-underline-width="auto" style:text-underline-color="font-color"/>
    </style:style>
    <style:style style:name="P23" style:family="paragraph">
      <style:paragraph-properties fo:margin-left="0cm" fo:margin-right="0cm" fo:line-height="200%" text:enable-numbering="true" fo:text-indent="0cm"/>
      <style:text-properties fo:font-family="'Bitstream Vera Sans'" style:font-family-generic="swiss" style:font-pitch="variable" fo:font-size="28pt" style:font-size-asian="28pt" style:font-size-complex="28pt"/>
    </style:style>
    <style:style style:name="P24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25" style:family="paragraph">
      <style:paragraph-properties fo:margin-left="0cm" fo:margin-right="0cm" fo:text-indent="0cm"/>
      <style:text-properties fo:font-family="'Bitstream Vera Sans'" style:font-family-generic="swiss" style:font-pitch="variable" fo:font-size="16pt" style:font-size-asian="16pt" style:font-size-complex="16pt"/>
    </style:style>
    <style:style style:name="P26" style:family="paragraph">
      <style:text-properties fo:font-family="'Bitstream Vera Sans'" style:font-family-generic="swiss" style:font-pitch="variable" fo:font-size="26pt" style:font-size-asian="26pt" style:font-size-complex="26pt"/>
    </style:style>
    <style:style style:name="P27" style:family="paragraph">
      <style:paragraph-properties fo:margin-left="0cm" fo:margin-right="0cm" fo:line-height="200%" text:enable-numbering="true" fo:text-indent="0cm"/>
      <style:text-properties fo:font-family="'Bitstream Vera Sans'" style:font-family-generic="swiss" style:font-pitch="variable" fo:font-size="28pt" style:font-size-asian="28pt" style:font-size-complex="28pt"/>
    </style:style>
    <style:style style:name="P28" style:family="paragraph">
      <style:paragraph-properties fo:margin-left="0cm" fo:margin-right="0cm" fo:line-height="150%" fo:text-indent="0cm"/>
    </style:style>
    <style:style style:name="P29" style:family="paragraph">
      <style:paragraph-properties fo:line-height="150%"/>
      <style:text-properties fo:font-family="'Bitstream Vera Sans'" style:font-family-generic="swiss" style:font-pitch="variable" fo:font-size="28pt" style:font-size-asian="28pt" style:font-size-complex="28pt"/>
    </style:style>
    <style:style style:name="P30" style:family="paragraph">
      <style:paragraph-properties fo:margin-left="0cm" fo:margin-right="0cm" fo:line-height="200%" text:enable-numbering="true" fo:text-indent="0cm">
        <style:tab-stops/>
      </style:paragraph-properties>
    </style:style>
    <style:style style:name="P31" style:family="paragraph">
      <style:paragraph-properties fo:margin-left="0cm" fo:margin-right="0cm" fo:line-height="200%" text:enable-numbering="true" fo:text-indent="0cm">
        <style:tab-stops/>
      </style:paragraph-properties>
      <style:text-properties fo:font-family="'Bitstream Vera Sans'" style:font-family-generic="swiss" style:font-pitch="variable" fo:font-size="28pt" style:font-size-asian="28pt" style:font-size-complex="28pt"/>
    </style:style>
    <style:style style:name="T1" style:family="text">
      <style:text-properties fo:font-family="'Bitstream Vera Sans'" style:font-family-generic="swiss" style:font-pitch="variable" fo:font-size="18pt"/>
    </style:style>
    <style:style style:name="T2" style:family="text">
      <style:text-properties fo:color="#ffffff" fo:font-family="'Bitstream Vera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family="'Bitstream Vera Sans'" style:font-family-generic="swiss" style:font-pitch="variable" fo:font-size="28pt" style:font-size-asian="28pt" style:font-size-complex="28pt"/>
    </style:style>
    <style:style style:name="T4" style:family="text">
      <style:text-properties fo:font-family="'Bitstream Vera Sans'" style:font-family-generic="swiss" style:font-pitch="variable" fo:font-size="28pt" style:font-size-asian="28pt" style:font-size-complex="28pt"/>
    </style:style>
    <style:style style:name="T5" style:family="text">
      <style:text-properties fo:font-family="'Bitstream Vera Sans Mono'" style:font-family-generic="swiss" style:font-pitch="fixed" fo:font-size="28pt" style:font-size-asian="28pt" style:font-size-complex="28pt"/>
    </style:style>
    <style:style style:name="T6" style:family="text">
      <style:text-properties fo:font-family="'Bitstream Vera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family="'Bitstream Vera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Bitstream Vera Sans'" style:font-family-generic="swiss" style:font-pitch="variable" fo:font-size="28pt" style:font-size-asian="28pt" style:font-size-complex="28pt"/>
    </style:style>
    <style:style style:name="T9" style:family="text">
      <style:text-properties fo:font-family="'Bitstream Vera Sans'" style:font-family-generic="swiss" style:font-pitch="variable" fo:font-size="22pt" style:font-size-asian="22pt" style:font-size-complex="22pt"/>
    </style:style>
    <style:style style:name="T10" style:family="text">
      <style:text-properties fo:font-family="'Bitstream Vera Sans'" style:font-family-generic="swiss" style:font-pitch="variable" fo:font-size="24pt" style:font-size-asian="24pt" style:font-size-complex="24pt"/>
    </style:style>
    <style:style style:name="T11" style:family="text">
      <style:text-properties fo:color="#ffffff" fo:font-family="'Bitstream Vera Sans'" style:font-family-generic="swiss" style:font-pitch="variable" style:text-underline-style="solid" style:text-underline-width="auto" style:text-und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family="'Bitstream Vera Sans'" style:font-family-generic="swiss" style:font-pitch="variable" fo:font-size="16pt" style:font-size-asian="16pt" style:font-size-complex="16pt"/>
    </style:style>
    <style:style style:name="T14" style:family="text">
      <style:text-properties fo:font-family="'Bitstream Vera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18pt"/>
    </style:style>
    <style:style style:name="T16" style:family="text">
      <style:text-properties fo:font-family="'Bitstream Vera Sans'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0.469cm" svg:height="2.427cm" svg:x="3.766cm" svg:y="9.071cm">
          <draw:image xlink:href="Pictures/1000020100000695000000C8D5BB15A8.png" xlink:type="simple" xlink:show="embed" xlink:actuate="onLoad">
            <text:p text:style-name="P2"/>
          </draw:image>
        </draw:frame>
        <draw:frame draw:style-name="gr2" draw:text-style-name="P4" draw:layer="layout" svg:width="5.506cm" svg:height="1.725cm" svg:x="11.247cm" svg:y="18.029cm">
          <draw:text-box>
            <text:p text:style-name="P2"><text:span text:style-name="T1">Scott Shawcroft</text:span></text:p>
            <text:p text:style-name="P3"><text:span text:style-name="T1">April 25, 2009</text:span></text:p>
          </draw:text-box>
        </draw:frame>
        <draw:frame draw:style-name="gr2" draw:text-style-name="P4" draw:layer="layout" svg:width="7.754cm" svg:height="0.988cm" svg:x="10.123cm" svg:y="11.917cm">
          <draw:text-box>
            <text:p text:style-name="P2"><text:span text:style-name="T1">http://oswatershed.or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4" draw:text-style-name="P1" draw:layer="layout" svg:width="28cm" svg:height="1.927cm" svg:x="-0.001cm" svg:y="0.001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4.514cm" svg:height="2.063cm" svg:x="0.033cm" svg:y="0.033cm">
          <draw:text-box>
            <text:p text:style-name="P2"><text:span text:style-name="T2">Scott Shawcroft</text:span></text:p>
          </draw:text-box>
        </draw:frame>
        <draw:frame draw:style-name="gr5" draw:text-style-name="P8" draw:layer="layout" svg:width="23.598cm" svg:height="9.998cm" svg:x="0.103cm" svg:y="2.018cm">
          <draw:text-box>
            <text:list text:style-name="L1">
              <text:list-item>
                <text:p text:style-name="P7"><text:span text:style-name="T3">Last Quarter at University of Washington</text:span></text:p>
              </text:list-item>
            </text:list>
            <text:list text:style-name="L1">
              <text:list-item>
                <text:p text:style-name="P7"><text:span text:style-name="T3">Computer Engineer</text:span></text:p>
              </text:list-item>
            </text:list>
            <text:list text:style-name="L1">
              <text:list-item>
                <text:p text:style-name="P7"><text:span text:style-name="T3">Internships: Creative Commons and Google</text:span></text:p>
              </text:list-item>
            </text:list>
            <text:list text:style-name="L1">
              <text:list-item>
                <text:p text:style-name="P7"><text:span text:style-name="T3">OS Projects: touchd, Menzies, Annoamp, denu</text:span></text:p>
              </text:list-item>
            </text:list>
            <text:list text:style-name="L1">
              <text:list-item>
                <text:p text:style-name="P7"><text:span text:style-name="T3">Linux since spring '04.</text:span></text:p>
              </text:list-item>
            </text:list>
            <text:list text:style-name="L1">
              <text:list-item>
                <text:p text:style-name="P7"><text:span text:style-name="T3">LFS -&gt; Gentoo -&gt; Ubuntu</text:span></text:p>
              </text:list-item>
            </text:list>
          </draw:text-box>
        </draw:frame>
        <draw:frame draw:style-name="gr1" draw:text-style-name="P1" draw:layer="layout" svg:width="13.209cm" svg:height="8.778cm" svg:x="7.396cm" svg:y="11.896cm">
          <draw:image xlink:href="../../../../Pictures/DSC_3849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4" draw:text-style-name="P1" draw:layer="layout" svg:width="28cm" svg:height="1.927cm" svg:x="-0.001cm" svg:y="0.001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.299cm" svg:height="2.063cm" svg:x="0.033cm" svg:y="0.033cm">
          <draw:text-box>
            <text:p text:style-name="P2"><text:span text:style-name="T2">Idea</text:span></text:p>
          </draw:text-box>
        </draw:frame>
        <draw:frame draw:style-name="gr5" draw:text-style-name="P10" draw:layer="layout" svg:width="14.51cm" svg:height="1.398cm" svg:x="0.603cm" svg:y="2.518cm">
          <draw:text-box>
            <text:p text:style-name="P9"><text:span text:style-name="T3">Upstream software is better.</text:span></text:p>
          </draw:text-box>
        </draw:frame>
        <draw:frame draw:style-name="gr6" draw:text-style-name="P11" draw:layer="layout" svg:width="26.1cm" svg:height="5.986cm" svg:x="0.53cm" svg:y="5.864cm">
          <draw:text-box>
            <text:p text:style-name="P2"><text:span text:style-name="T3">How can distribution developers work closer with upstream?</text:span></text:p>
            <text:p text:style-name="P2"><text:span text:style-name="T3"/></text:p>
            <text:p text:style-name="P2"><text:span text:style-name="T3">How can upstream developers work closer with downstream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4" draw:text-style-name="P1" draw:layer="layout" svg:width="28cm" svg:height="1.927cm" svg:x="-0.001cm" svg:y="0.001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2.897cm" svg:height="2.063cm" svg:x="0.033cm" svg:y="0.033cm">
          <draw:text-box>
            <text:p text:style-name="P2"><text:span text:style-name="T2">What to study</text:span></text:p>
          </draw:text-box>
        </draw:frame>
        <draw:frame draw:style-name="gr6" draw:text-style-name="P11" draw:layer="layout" svg:width="27.07cm" svg:height="4.839cm" svg:x="0.358cm" svg:y="2.36cm">
          <draw:text-box>
            <text:p text:style-name="P2"><text:span text:style-name="T3">Which distributions are closer to upstream and why?</text:span></text:p>
            <text:p text:style-name="P2"><text:span text:style-name="T3"/></text:p>
            <text:p text:style-name="P2"><text:span text:style-name="T3">Which upstream packages are closer to downstream and why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4" draw:text-style-name="P1" draw:layer="layout" svg:width="28cm" svg:height="1.927cm" svg:x="-0.001cm" svg:y="0.002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2.897cm" svg:height="2.063cm" svg:x="0.033cm" svg:y="0.034cm">
          <draw:text-box>
            <text:p text:style-name="P2"><text:span text:style-name="T2">What to study</text:span></text:p>
          </draw:text-box>
        </draw:frame>
        <draw:frame draw:style-name="gr7" draw:text-style-name="P2" draw:layer="layout" svg:width="28.961cm" svg:height="1.187cm" svg:x="-0.465cm" svg:y="-0.286cm">
          <draw:text-box>
            <text:p text:style-name="P2"/>
          </draw:text-box>
        </draw:frame>
        <draw:frame draw:style-name="gr8" draw:text-style-name="P12" draw:layer="layout" svg:width="26.637cm" svg:height="12.478cm" svg:x="0.357cm" svg:y="2.86cm">
          <draw:text-box>
            <text:list text:style-name="L1">
              <text:list-item>
                <text:p text:style-name="P12"><text:span text:style-name="T4">Concretely determine which distribution is freshest.</text:span></text:p>
              </text:list-item>
            </text:list>
            <text:list text:style-name="L1">
              <text:list-item>
                <text:p text:style-name="P12"><text:span text:style-name="T4">Freshest implies minimal lag behind upstream.</text:span></text:p>
              </text:list-item>
            </text:list>
            <text:list text:style-name="L1">
              <text:list-item>
                <text:p text:style-name="P12"><text:span text:style-name="T4">Lag is the time between “now” and the oldest new releas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13" draw:layer="layout" svg:width="12.364cm" svg:height="5.986cm" svg:x="17.704cm" svg:y="3.098cm">
          <draw:text-box>
            <text:p text:style-name="P2"><text:span text:style-name="T5">04/19/09 1.6.1</text:span></text:p>
            <text:p text:style-name="P2"><text:span text:style-name="T5">03/20/09 1.6.0</text:span></text:p>
            <text:p text:style-name="P2"><text:span text:style-name="T5">02/27/09 1.5.6</text:span></text:p>
            <text:p text:style-name="P2"><text:span text:style-name="T5">12/22/08 1.5.5</text:span></text:p>
            <text:p text:style-name="P2"><text:span text:style-name="T5">10/24/08 1.5.4</text:span></text:p>
          </draw:text-box>
        </draw:frame>
        <draw:frame draw:style-name="gr6" draw:text-style-name="P14" draw:layer="layout" svg:width="14.123cm" svg:height="10.574cm" svg:x="1.073cm" svg:y="2.966cm">
          <draw:text-box>
            <text:p text:style-name="P2"><text:span text:style-name="T3">On 03/23/09 gentoo stable is at 1.5.5.</text:span></text:p>
            <text:p text:style-name="P2"><text:span text:style-name="T3"/></text:p>
            <text:p text:style-name="P2"><text:span text:style-name="T3">Then the lag is 3/23/09-2/27/09, the time between now and the oldest new release.</text:span></text:p>
            <text:p text:style-name="P2"><text:span text:style-name="T3"/></text:p>
            <text:p text:style-name="P2"><text:span text:style-name="T3">Thus, the lag is 24 days.</text:span></text:p>
          </draw:text-box>
        </draw:frame>
        <draw:custom-shape draw:style-name="gr4" draw:text-style-name="P1" draw:layer="layout" svg:width="28cm" svg:height="1.927cm" svg:x="-0.001cm" svg:y="0.003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1.969cm" svg:height="2.063cm" svg:x="0.033cm" svg:y="0.035cm">
          <draw:text-box>
            <text:p text:style-name="P2"><text:span text:style-name="T2">Subversion Lag Examp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999cm" svg:height="16.332cm" svg:x="0cm" svg:y="3.848cm">
          <draw:image xlink:href="../../crawl/gentoo_subversion.png" xlink:type="simple" xlink:show="embed" xlink:actuate="onLoad">
            <text:p text:style-name="P2"/>
          </draw:image>
        </draw:frame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9.844cm" svg:height="2.063cm" svg:x="0.033cm" svg:y="0.036cm">
          <draw:text-box>
            <text:p text:style-name="P2"><text:span text:style-name="T2">Subversion Lag Grap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8.689cm" svg:height="2.063cm" svg:x="0.033cm" svg:y="0.036cm">
          <draw:text-box>
            <text:p text:style-name="P2"><text:span text:style-name="T2">Overview</text:span></text:p>
          </draw:text-box>
        </draw:frame>
        <draw:frame draw:style-name="gr1" draw:text-style-name="P1" draw:layer="layout" svg:width="26.427cm" svg:height="13.908cm" svg:x="0.8cm" svg:y="4.11cm">
          <draw:image xlink:href="../flow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1" draw:layer="layout" svg:width="21.453cm" svg:height="2.545cm" svg:x="0.333cm" svg:y="2.274cm">
          <draw:text-box>
            <text:p text:style-name="P2"><text:span text:style-name="T3">Gather release information from upstream</text:span></text:p>
            <text:p text:style-name="P2"><text:span text:style-name="T3">and downstream.</text:span></text:p>
          </draw:text-box>
        </draw:frame>
        <draw:frame draw:style-name="gr2" draw:text-style-name="P8" draw:layer="layout" svg:width="5.022cm" svg:height="8.278cm" svg:x="3.252cm" svg:y="5.543cm">
          <draw:text-box>
            <text:list text:style-name="L1">
              <text:list-item>
                <text:p text:style-name="P7"><text:span text:style-name="T6">Name</text:span></text:p>
              </text:list-item>
            </text:list>
            <text:list text:style-name="L1">
              <text:list-item>
                <text:p text:style-name="P7"><text:span text:style-name="T6">Version</text:span></text:p>
              </text:list-item>
            </text:list>
            <text:list text:style-name="L1">
              <text:list-item>
                <text:p text:style-name="P7"><text:span text:style-name="T6">Date</text:span></text:p>
              </text:list-item>
            </text:list>
            <text:list text:style-name="L1">
              <text:list-item>
                <text:p text:style-name="P7"><text:span text:style-name="T3">Revision</text:span></text:p>
              </text:list-item>
            </text:list>
            <text:list text:style-name="L1">
              <text:list-item>
                <text:p text:style-name="P7"><text:span text:style-name="T3">Extra</text:span></text:p>
              </text:list-item>
            </text:list>
          </draw:text-box>
        </draw:frame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3.333cm" svg:height="2.063cm" svg:x="0.033cm" svg:y="0.036cm">
          <draw:text-box>
            <text:p text:style-name="P2"><text:span text:style-name="T2">Data Gathe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11" draw:layer="layout" svg:width="26.196cm" svg:height="3.692cm" svg:x="0.87cm" svg:y="3.39cm">
          <draw:text-box>
            <text:p text:style-name="P2"><text:span text:style-name="T3">Computing the lag is a trivial task in a perfect world. <text:s/>In the real world it comes down to two things:</text:span></text:p>
          </draw:text-box>
        </draw:frame>
        <draw:frame draw:style-name="gr6" draw:text-style-name="P8" draw:layer="layout" svg:width="16.789cm" svg:height="6.558cm" svg:x="2.309cm" svg:y="9.573cm">
          <draw:text-box>
            <text:list text:style-name="L1">
              <text:list-item>
                <text:p text:style-name="P7"><text:span text:style-name="T3">Approximating missing data</text:span></text:p>
              </text:list-item>
            </text:list>
            <text:list text:style-name="L1">
              <text:list-item>
                <text:p text:style-name="P7"><text:span text:style-name="T3">Understanding the data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3">Package name mangling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3">Version branch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3.731cm" svg:height="2.063cm" svg:x="0.033cm" svg:y="0.036cm">
          <draw:text-box>
            <text:p text:style-name="P2"><text:span text:style-name="T2">Computing La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2.528cm" svg:height="2.063cm" svg:x="0.033cm" svg:y="0.036cm">
          <draw:text-box>
            <text:p text:style-name="P2"><text:span text:style-name="T2">Approximating Upstream</text:span></text:p>
          </draw:text-box>
        </draw:frame>
        <draw:frame draw:style-name="gr6" draw:text-style-name="P2" draw:layer="layout" svg:width="10.262cm" svg:height="15.182cm" svg:x="0.75cm" svg:y="5.482cm">
          <draw:text-box>
            <text:p text:style-name="P2">2008-02-21 12:58:00 <text:s text:c="5"/>2.5.2</text:p>
            <text:p text:style-name="P2">2008-03-01 18:54:00 <text:s text:c="5"/>3.0a3</text:p>
            <text:p text:style-name="P2">2008-03-11 19:27:00 <text:s text:c="5"/>2.3.7</text:p>
            <text:p text:style-name="P2">2008-03-12 20:26:00 <text:s text:c="5"/>2.4.5</text:p>
            <text:p text:style-name="P2">2008-04-04 02:41:00 <text:s text:c="5"/>3.0a4</text:p>
            <text:p text:style-name="P2">2008-05-08 15:15:00 <text:s text:c="5"/>3.0a5</text:p>
            <text:p text:style-name="P2">2008-06-19 03:17:00 <text:s text:c="5"/>3.0b1</text:p>
            <text:p text:style-name="P2">2008-07-18 05:01:00 <text:s text:c="5"/>3.0b2</text:p>
            <text:p text:style-name="P2">2008-08-21 04:52:00 <text:s text:c="5"/>3.0b3</text:p>
            <text:p text:style-name="P2">2008-09-18 05:31:00 <text:s text:c="5"/>3.0rc1</text:p>
            <text:p text:style-name="P2">2008-10-02 20:24:00 <text:s text:c="5"/>2.6</text:p>
            <text:p text:style-name="P2">2008-11-07 04:30:00 <text:s text:c="5"/>3.0rc2</text:p>
            <text:p text:style-name="P2">2008-11-21 02:50:00 <text:s text:c="5"/>3.0rc3</text:p>
            <text:p text:style-name="P2">2008-12-03 20:37:00 <text:s text:c="5"/>3.0</text:p>
            <text:p text:style-name="P2">2008-12-05 05:57:00 <text:s text:c="5"/>2.6.1</text:p>
            <text:p text:style-name="P2">2008-12-13 14:43:00 <text:s text:c="5"/>2.4.6c1</text:p>
            <text:p text:style-name="P2">2008-12-13 16:47:00 <text:s text:c="5"/>2.5.3c1</text:p>
            <text:p text:style-name="P2">2008-12-19 16:14:00 <text:s text:c="5"/>2.4.6</text:p>
            <text:p text:style-name="P2">2008-12-19 16:15:00 <text:s text:c="5"/>2.5.3</text:p>
            <text:p text:style-name="P2">2008-12-23 14:28:00 <text:s text:c="5"/>2.5.4</text:p>
            <text:p text:style-name="P2">2009-02-14 01:10:00 <text:s text:c="5"/>3.0.1</text:p>
          </draw:text-box>
        </draw:frame>
        <draw:frame draw:style-name="gr6" draw:text-style-name="P2" draw:layer="layout" svg:width="12.55cm" svg:height="5.228cm" svg:x="14.588cm" svg:y="5.614cm">
          <draw:text-box>
            <text:p text:style-name="P2">2008-04-18 00:00:00 <text:s text:c="4"/>2.5.2</text:p>
            <text:p text:style-name="P2">2008-10-05 00:00:00 <text:s text:c="4"/>2.6</text:p>
            <text:p text:style-name="P2">2008-10-13 19:13:58 <text:s text:c="4"/>2.4.5</text:p>
            <text:p text:style-name="P2">2008-10-26 10:53:23 <text:s text:c="4"/>2.4.4-r15</text:p>
            <text:p text:style-name="P2">2008-11-22 12:55:00 <text:s text:c="4"/>2.6.0</text:p>
            <text:p text:style-name="P2">2008-12-07 00:29:26 <text:s text:c="4"/>2.6.1</text:p>
            <text:p text:style-name="P2">2009-01-21 00:00:00 <text:s text:c="4"/>2.5.4</text:p>
          </draw:text-box>
        </draw:frame>
        <draw:frame draw:style-name="gr6" draw:text-style-name="P2" draw:layer="layout" svg:width="28cm" svg:height="2.545cm" svg:x="0cm" svg:y="2.267cm">
          <draw:text-box>
            <text:p text:style-name="P2"><text:span text:style-name="T3">Make a best guess based on its first appearance in any distribution.</text:span></text:p>
          </draw:text-box>
        </draw:frame>
        <draw:frame draw:style-name="gr2" draw:layer="layout" svg:width="1.802cm" svg:height="0.962cm" svg:x="0.929cm" svg:y="4.684cm">
          <draw:text-box>
            <text:p text:style-name="P2">Real</text:p>
          </draw:text-box>
        </draw:frame>
        <draw:frame draw:style-name="gr2" draw:layer="layout" svg:width="4.054cm" svg:height="0.962cm" svg:x="14.73cm" svg:y="4.648cm">
          <draw:text-box>
            <text:p text:style-name="P2">Approximate</text:p>
          </draw:text-box>
        </draw:frame>
        <draw:line draw:style-name="gr9" draw:text-style-name="P1" draw:layer="layout" svg:x1="14.624cm" svg:y1="6.043cm" svg:x2="9.618cm" svg:y2="5.935cm">
          <text:p text:style-name="P2"/>
        </draw:line>
        <draw:line draw:style-name="gr9" draw:text-style-name="P1" draw:layer="layout" svg:x1="9.654cm" svg:y1="13.158cm" svg:x2="14.659cm" svg:y2="6.865cm">
          <text:p text:style-name="P2"/>
        </draw:line>
        <draw:line draw:style-name="gr9" draw:text-style-name="P1" draw:layer="layout" svg:x1="9.582cm" svg:y1="8.152cm" svg:x2="14.659cm" svg:y2="7.544cm">
          <text:p text:style-name="P2"/>
        </draw:line>
        <draw:line draw:style-name="gr9" draw:text-style-name="P1" draw:layer="layout" svg:x1="9.618cm" svg:y1="13.158cm" svg:x2="14.516cm" svg:y2="9.046cm">
          <text:p text:style-name="P2"/>
        </draw:line>
        <draw:line draw:style-name="gr9" draw:text-style-name="P1" draw:layer="layout" svg:x1="9.439cm" svg:y1="15.947cm" svg:x2="14.624cm" svg:y2="9.833cm">
          <text:p text:style-name="P2"/>
        </draw:line>
        <draw:line draw:style-name="gr9" draw:text-style-name="P1" draw:layer="layout" svg:x1="9.403cm" svg:y1="19.486cm" svg:x2="14.624cm" svg:y2="10.548cm">
          <text:p text:style-name="P2"/>
        </draw:line>
        <draw:line draw:style-name="gr9" draw:text-style-name="P1" draw:layer="layout" svg:x1="14.623cm" svg:y1="8.259cm" svg:x2="9.618cm" svg:y2="4.791cm">
          <text:p text:style-name="P2"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0" draw:text-style-name="P11" draw:layer="layout" svg:width="22.149cm" svg:height="3.692cm" svg:x="0.509cm" svg:y="2.419cm">
          <draw:text-box>
            <text:p text:style-name="P2"><text:span text:style-name="T3">Distros must also deal with package branches. <text:s/>Gentoo uses 'slotting', most use new package names.</text:span></text:p>
          </draw:text-box>
        </draw:frame>
        <draw:frame draw:style-name="gr2" draw:text-style-name="P16" draw:layer="layout" svg:width="5.916cm" svg:height="1.398cm" svg:x="2.783cm" svg:y="6.511cm">
          <draw:text-box>
            <text:p text:style-name="P16"><text:span text:style-name="T7">Upstream</text:span></text:p>
          </draw:text-box>
        </draw:frame>
        <draw:frame draw:style-name="gr2" draw:text-style-name="P17" draw:layer="layout" svg:width="2.352cm" svg:height="7.133cm" svg:x="3.218cm" svg:y="8.143cm">
          <draw:text-box>
            <text:p text:style-name="P17"><text:span text:style-name="T8">Php</text:span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>db</text:span></text:p>
          </draw:text-box>
        </draw:frame>
        <draw:frame draw:style-name="gr2" draw:text-style-name="P16" draw:layer="layout" svg:width="8.846cm" svg:height="1.398cm" svg:x="15.617cm" svg:y="6.273cm">
          <draw:text-box>
            <text:p text:style-name="P16"><text:span text:style-name="T7">Ubuntu/Debian</text:span></text:p>
          </draw:text-box>
        </draw:frame>
        <draw:frame draw:style-name="gr2" draw:text-style-name="P17" draw:layer="layout" svg:width="3.321cm" svg:height="10.574cm" svg:x="16.658cm" svg:y="8.095cm">
          <draw:text-box>
            <text:p text:style-name="P17"><text:span text:style-name="T8">Php3</text:span></text:p>
            <text:p text:style-name="P17"><text:span text:style-name="T8">php4</text:span></text:p>
            <text:p text:style-name="P17"><text:span text:style-name="T8">php5</text:span></text:p>
            <text:p text:style-name="P17"><text:span text:style-name="T8">db4.2</text:span></text:p>
            <text:p text:style-name="P17"><text:span text:style-name="T8">db4.3</text:span></text:p>
            <text:p text:style-name="P17"><text:span text:style-name="T8">db4.4</text:span></text:p>
            <text:p text:style-name="P17"><text:span text:style-name="T8">db4.5</text:span></text:p>
            <text:p text:style-name="P17"><text:span text:style-name="T8">db4.6</text:span></text:p>
            <text:p text:style-name="P17"><text:span text:style-name="T8">db4.7</text:span></text:p>
          </draw:text-box>
        </draw:frame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7.512cm" svg:height="2.063cm" svg:x="0.033cm" svg:y="0.036cm">
          <draw:text-box>
            <text:p text:style-name="P2"><text:span text:style-name="T2">Normalizing Names</text:span></text:p>
          </draw:text-box>
        </draw:frame>
        <draw:line draw:style-name="gr9" draw:text-style-name="P1" draw:layer="layout" svg:x1="5.577cm" svg:y1="8.903cm" svg:x2="16.661cm" svg:y2="8.831cm">
          <text:p text:style-name="P2"/>
        </draw:line>
        <draw:line draw:style-name="gr9" draw:text-style-name="P1" draw:layer="layout" svg:x1="16.768cm" svg:y1="10.118cm" svg:x2="5.506cm" svg:y2="8.974cm">
          <text:p text:style-name="P2"/>
        </draw:line>
        <draw:line draw:style-name="gr9" draw:text-style-name="P1" draw:layer="layout" svg:x1="16.804cm" svg:y1="11.334cm" svg:x2="5.577cm" svg:y2="8.903cm">
          <text:p text:style-name="P2"/>
        </draw:line>
        <draw:line draw:style-name="gr9" draw:text-style-name="P1" draw:layer="layout" svg:x1="16.768cm" svg:y1="12.407cm" svg:x2="4.969cm" svg:y2="14.623cm">
          <text:p text:style-name="P2"/>
        </draw:line>
        <draw:line draw:style-name="gr9" draw:text-style-name="P1" draw:layer="layout" svg:x1="16.733cm" svg:y1="13.443cm" svg:x2="5.041cm" svg:y2="14.623cm">
          <text:p text:style-name="P2"/>
        </draw:line>
        <draw:line draw:style-name="gr9" draw:text-style-name="P1" draw:layer="layout" svg:x1="16.697cm" svg:y1="14.588cm" svg:x2="5.041cm" svg:y2="14.659cm">
          <text:p text:style-name="P2"/>
        </draw:line>
        <draw:line draw:style-name="gr9" draw:text-style-name="P1" draw:layer="layout" svg:x1="16.697cm" svg:y1="15.839cm" svg:x2="5.077cm" svg:y2="14.623cm">
          <text:p text:style-name="P2"/>
        </draw:line>
        <draw:line draw:style-name="gr9" draw:text-style-name="P1" draw:layer="layout" svg:x1="16.768cm" svg:y1="16.84cm" svg:x2="5.041cm" svg:y2="14.588cm">
          <text:p text:style-name="P2"/>
        </draw:line>
        <draw:line draw:style-name="gr9" draw:text-style-name="P1" draw:layer="layout" svg:x1="16.733cm" svg:y1="18.127cm" svg:x2="4.969cm" svg:y2="14.659cm">
          <text:p text:style-name="P2"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6.305cm" svg:height="2.063cm" svg:x="0.033cm" svg:y="0.036cm">
          <draw:text-box>
            <text:p text:style-name="P2"><text:span text:style-name="T2">Ordering Versions</text:span></text:p>
          </draw:text-box>
        </draw:frame>
        <draw:frame draw:style-name="gr6" draw:text-style-name="P2" draw:layer="layout" svg:width="9.976cm" svg:height="8.072cm" svg:x="0.679cm" svg:y="11.188cm">
          <draw:text-box>
            <text:p text:style-name="P2">2008-10-02 20:24:00 <text:s text:c="5"/>2.6</text:p>
            <text:p text:style-name="P2">2008-11-07 04:30:00 <text:s text:c="5"/>3.0rc2</text:p>
            <text:p text:style-name="P2">2008-11-21 02:50:00 <text:s text:c="5"/>3.0rc3</text:p>
            <text:p text:style-name="P2">2008-12-03 20:37:00 <text:s text:c="5"/>3.0</text:p>
            <text:p text:style-name="P2">2008-12-05 05:57:00 <text:s text:c="5"/>2.6.1</text:p>
            <text:p text:style-name="P2">2008-12-13 14:43:00 <text:s text:c="5"/>2.4.6c1</text:p>
            <text:p text:style-name="P2">2008-12-13 16:47:00 <text:s text:c="5"/>2.5.3c1</text:p>
            <text:p text:style-name="P2">2008-12-19 16:14:00 <text:s text:c="5"/>2.4.6</text:p>
            <text:p text:style-name="P2">2008-12-19 16:15:00 <text:s text:c="5"/>2.5.3</text:p>
            <text:p text:style-name="P2">2008-12-23 14:28:00 <text:s text:c="5"/>2.5.4</text:p>
            <text:p text:style-name="P2">2009-02-14 01:10:00 <text:s text:c="5"/>3.0.1</text:p>
          </draw:text-box>
        </draw:frame>
        <draw:line draw:style-name="gr11" draw:text-style-name="P1" draw:layer="layout" svg:x1="14.552cm" svg:y1="13.477cm" svg:x2="9.725cm" svg:y2="14.478cm">
          <text:p text:style-name="P2"/>
        </draw:line>
        <draw:line draw:style-name="gr11" draw:text-style-name="P1" draw:layer="layout" svg:x1="14.695cm" svg:y1="13.835cm" svg:x2="9.582cm" svg:y2="16.552cm">
          <text:p text:style-name="P2"/>
        </draw:line>
        <draw:frame draw:style-name="gr2" draw:layer="layout" svg:width="10.831cm" svg:height="0.962cm" svg:x="15.124cm" svg:y="13.119cm">
          <draw:text-box>
            <text:p text:style-name="P2">Should we obsolete 2.6.1 with 2.4.6?</text:p>
          </draw:text-box>
        </draw:frame>
        <draw:frame draw:style-name="gr6" draw:text-style-name="P10" draw:layer="layout" svg:width="26.28cm" svg:height="3.692cm" svg:x="1.036cm" svg:y="5.543cm">
          <draw:text-box>
            <text:list text:style-name="L1">
              <text:list-item>
                <text:p text:style-name="P18"><text:span text:style-name="T3">All new releases obsolete old ones.</text:span></text:p>
              </text:list-item>
            </text:list>
            <text:list text:style-name="L1">
              <text:list-item>
                <text:p text:style-name="P18"><text:span text:style-name="T3">Any new downstream release that doesn't match an upstream release is completely fresh.</text:span></text:p>
              </text:list-item>
            </text:list>
          </draw:text-box>
        </draw:frame>
        <draw:frame draw:style-name="gr6" draw:text-style-name="P11" draw:layer="layout" svg:width="26.892cm" svg:height="1.398cm" svg:x="0.464cm" svg:y="2.289cm">
          <draw:text-box>
            <text:p text:style-name="P2"><text:span text:style-name="T3">Original ordering based only on release date.</text:span></text:p>
          </draw:text-box>
        </draw:frame>
        <draw:frame draw:style-name="gr2" draw:text-style-name="P19" draw:layer="layout" svg:width="5.387cm" svg:height="1.398cm" svg:x="1.037cm" svg:y="4.291cm">
          <draw:text-box>
            <text:p text:style-name="P2"><text:span text:style-name="T3">Problems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6.305cm" svg:height="2.063cm" svg:x="0.033cm" svg:y="0.036cm">
          <draw:text-box>
            <text:p text:style-name="P2"><text:span text:style-name="T2">Ordering Versions</text:span></text:p>
          </draw:text-box>
        </draw:frame>
        <draw:frame draw:style-name="gr6" draw:text-style-name="P11" draw:layer="layout" svg:width="26.892cm" svg:height="2.545cm" svg:x="0.464cm" svg:y="2.289cm">
          <draw:text-box>
            <text:p text:style-name="P2"><text:span text:style-name="T3">1) Split the version.</text:span></text:p>
            <text:p text:style-name="P2"><text:span text:style-name="T3">2) Build a tree with children sorted by release date.</text:span></text:p>
          </draw:text-box>
        </draw:frame>
        <draw:frame draw:style-name="gr1" draw:text-style-name="P1" draw:layer="layout" svg:width="18.175cm" svg:height="12.784cm" svg:x="4.913cm" svg:y="5.906cm">
          <draw:image xlink:href="../version_tree_example.png" xlink:type="simple" xlink:show="embed" xlink:actuate="onLoad">
            <text:p text:style-name="P2"/>
          </draw:image>
        </draw:frame>
        <draw:line draw:style-name="gr9" draw:text-style-name="P1" draw:layer="layout" svg:x1="13.766cm" svg:y1="5.363cm" svg:x2="16.269cm" svg:y2="19.665cm">
          <text:p text:style-name="P2"/>
        </draw:line>
        <draw:frame draw:style-name="gr2" draw:text-style-name="P20" draw:layer="layout" svg:width="2.991cm" svg:height="1.153cm" svg:x="17.735cm" svg:y="18.843cm">
          <draw:text-box>
            <text:p text:style-name="P2"><text:span text:style-name="T9">Newer</text:span></text:p>
          </draw:text-box>
        </draw:frame>
        <draw:frame draw:style-name="gr2" draw:text-style-name="P20" draw:layer="layout" svg:width="2.614cm" svg:height="1.153cm" svg:x="11.585cm" svg:y="18.944cm">
          <draw:text-box>
            <text:p text:style-name="P2"><text:span text:style-name="T9">Older</text:span></text:p>
          </draw:text-box>
        </draw:frame>
        <draw:frame draw:style-name="gr2" draw:text-style-name="P21" draw:layer="layout" svg:width="11.107cm" svg:height="1.237cm" svg:x="0.18cm" svg:y="5.363cm">
          <draw:text-box>
            <text:p text:style-name="P2"><text:span text:style-name="T10">For Python version 2.6.1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5.564cm" svg:height="2.063cm" svg:x="0.033cm" svg:y="0.036cm">
          <draw:text-box>
            <text:p text:style-name="P2"><text:span text:style-name="T2">Results ~ Python</text:span></text:p>
          </draw:text-box>
        </draw:frame>
        <draw:frame draw:style-name="gr1" draw:text-style-name="P1" draw:layer="layout" svg:width="23.964cm" svg:height="20.999cm" svg:x="2.018cm" svg:y="1.978cm">
          <draw:image xlink:href="../python_page.png" xlink:type="simple" xlink:show="embed" xlink:actuate="onLoad">
            <text:p text:style-name="P2"/>
          </draw:image>
        </draw:frame>
        <draw:frame draw:style-name="gr2" draw:text-style-name="P22" draw:layer="layout" svg:width="11.581cm" svg:height="0.988cm" svg:x="16.269cm" svg:y="0.988cm">
          <draw:text-box>
            <text:p text:style-name="P2"><text:span text:style-name="T11">http://oswatershed.org/pkg/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2" draw:layer="layout" svg:width="5.794cm" svg:height="1.187cm" svg:x="22.205cm" svg:y="5.452cm">
          <draw:text-box>
            <text:p text:style-name="P2"/>
          </draw:text-box>
        </draw:frame>
        <draw:frame draw:style-name="gr6" draw:text-style-name="P23" draw:layer="layout" svg:width="26.197cm" svg:height="5.986cm" svg:x="0.783cm" svg:y="2.646cm">
          <draw:text-box>
            <text:list text:style-name="L1">
              <text:list-item>
                <text:p text:style-name="P12"><text:span text:style-name="T3">Real complete upstream data</text:span></text:p>
              </text:list-item>
            </text:list>
            <text:list text:style-name="L1">
              <text:list-item>
                <text:p text:style-name="P12"><text:span text:style-name="T3">Present in every distribution</text:span></text:p>
              </text:list-item>
            </text:list>
            <text:list text:style-name="L1">
              <text:list-item>
                <text:p text:style-name="P12"><text:span text:style-name="T3">No two versions share a release date</text:span></text:p>
              </text:list-item>
            </text:list>
          </draw:text-box>
        </draw:frame>
        <draw:frame draw:style-name="gr6" draw:text-style-name="P24" draw:layer="layout" svg:width="26.197cm" svg:height="2.453cm" svg:x="0.783cm" svg:y="13.534cm">
          <draw:text-box>
            <text:p text:style-name="P2"><text:span text:style-name="T12">* Analysis in this presentation done with 137 “good” packages unless otherwise stated.</text:span></text:p>
          </draw:text-box>
        </draw:frame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6.541cm" svg:height="2.063cm" svg:x="0.033cm" svg:y="0.036cm">
          <draw:text-box>
            <text:p text:style-name="P2"><text:span text:style-name="T2">Picking Packages for Analys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6" draw:text-style-name="P25" draw:layer="layout" svg:width="7.537cm" svg:height="15.899cm" svg:x="0cm" svg:y="2.024cm">
          <draw:text-box>
            <text:p text:style-name="P2"><text:span text:style-name="T13">a2ps</text:span></text:p>
            <text:p text:style-name="P2"><text:span text:style-name="T13">acpid</text:span></text:p>
            <text:p text:style-name="P2"><text:span text:style-name="T13">alsa-utils</text:span></text:p>
            <text:p text:style-name="P2"><text:span text:style-name="T13">aspell</text:span></text:p>
            <text:p text:style-name="P2"><text:span text:style-name="T13">aspell-en</text:span></text:p>
            <text:p text:style-name="P2"><text:span text:style-name="T13">atk</text:span></text:p>
            <text:p text:style-name="P2"><text:span text:style-name="T13">audacious</text:span></text:p>
            <text:p text:style-name="P2"><text:span text:style-name="T13">autoconf</text:span></text:p>
            <text:p text:style-name="P2"><text:span text:style-name="T14">automake</text:span></text:p>
            <text:p text:style-name="P2"><text:span text:style-name="T14">bash</text:span></text:p>
            <text:p text:style-name="P2"><text:span text:style-name="T13">bc</text:span></text:p>
            <text:p text:style-name="P2"><text:span text:style-name="T13">binutils</text:span></text:p>
            <text:p text:style-name="P2"><text:span text:style-name="T13">bison</text:span></text:p>
            <text:p text:style-name="P2"><text:span text:style-name="T13">blackbox</text:span></text:p>
            <text:p text:style-name="P2"><text:span text:style-name="T13">bridge-utils</text:span></text:p>
            <text:p text:style-name="P2"><text:span text:style-name="T13">cairo</text:span></text:p>
            <text:p text:style-name="P2"><text:span text:style-name="T13">ccache</text:span></text:p>
            <text:p text:style-name="P2"><text:span text:style-name="T13">cdrdao</text:span></text:p>
            <text:p text:style-name="P2"><text:span text:style-name="T13">clisp</text:span></text:p>
            <text:p text:style-name="P2"><text:span text:style-name="T13">compiz</text:span></text:p>
            <text:p text:style-name="P2"><text:span text:style-name="T13">coreutils</text:span></text:p>
            <text:p text:style-name="P2"><text:span text:style-name="T13">cpio</text:span></text:p>
            <text:p text:style-name="P2"><text:span text:style-name="T13">cscope</text:span></text:p>
            <text:p text:style-name="P2"><text:span text:style-name="T13">curl</text:span></text:p>
          </draw:text-box>
        </draw:frame>
        <draw:frame draw:style-name="gr7" draw:text-style-name="P2" draw:layer="layout" svg:width="7.897cm" svg:height="1.187cm" svg:x="8.94cm" svg:y="2.024cm">
          <draw:text-box>
            <text:p text:style-name="P2"/>
          </draw:text-box>
        </draw:frame>
        <draw:frame draw:style-name="gr6" draw:text-style-name="P25" draw:layer="layout" svg:width="7.576cm" svg:height="15.899cm" svg:x="3.248cm" svg:y="2.024cm">
          <draw:text-box>
            <text:p text:style-name="P2"><text:span text:style-name="T13">cvs</text:span></text:p>
            <text:p text:style-name="P2"><text:span text:style-name="T13">desktop-file-utils</text:span></text:p>
            <text:p text:style-name="P2"><text:span text:style-name="T13">diffstat</text:span></text:p>
            <text:p text:style-name="P2"><text:span text:style-name="T13">dirmngr</text:span></text:p>
            <text:p text:style-name="P2"><text:span text:style-name="T13">dosfstools</text:span></text:p>
            <text:p text:style-name="P2"><text:span text:style-name="T13">e2fsprogs</text:span></text:p>
            <text:p text:style-name="P2"><text:span text:style-name="T13">ed</text:span></text:p>
            <text:p text:style-name="P2"><text:span text:style-name="T13">emacs</text:span></text:p>
            <text:p text:style-name="P2"><text:span text:style-name="T13">enscript</text:span></text:p>
            <text:p text:style-name="P2"><text:span text:style-name="T13">esound</text:span></text:p>
            <text:p text:style-name="P2"><text:span text:style-name="T13">ethtool</text:span></text:p>
            <text:p text:style-name="P2"><text:span text:style-name="T13">expat</text:span></text:p>
            <text:p text:style-name="P2"><text:span text:style-name="T13">file</text:span></text:p>
            <text:p text:style-name="P2"><text:span text:style-name="T13">findutils</text:span></text:p>
            <text:p text:style-name="P2"><text:span text:style-name="T13">flac</text:span></text:p>
            <text:p text:style-name="P2"><text:span text:style-name="T13">flex</text:span></text:p>
            <text:p text:style-name="P2"><text:span text:style-name="T13">fontconfig</text:span></text:p>
            <text:p text:style-name="P2"><text:span text:style-name="T13">gawk</text:span></text:p>
            <text:p text:style-name="P2"><text:span text:style-name="T14">gcc</text:span></text:p>
            <text:p text:style-name="P2"><text:span text:style-name="T13">gdb</text:span></text:p>
            <text:p text:style-name="P2"><text:span text:style-name="T13">gettext</text:span></text:p>
            <text:p text:style-name="P2"><text:span text:style-name="T14">gimp</text:span></text:p>
            <text:p text:style-name="P2"><text:span text:style-name="T13">git</text:span></text:p>
            <text:p text:style-name="P2"><text:span text:style-name="T13">gkrellm</text:span></text:p>
          </draw:text-box>
        </draw:frame>
        <draw:frame draw:style-name="gr7" draw:text-style-name="P2" draw:layer="layout" svg:width="8.138cm" svg:height="1.187cm" svg:x="19.861cm" svg:y="2.024cm">
          <draw:text-box>
            <text:p text:style-name="P2"/>
          </draw:text-box>
        </draw:frame>
        <draw:frame draw:style-name="gr7" draw:text-style-name="P2" draw:layer="layout" svg:width="0.001cm" svg:height="1.187cm" svg:x="1.042cm" svg:y="2.024cm">
          <draw:text-box>
            <text:p text:style-name="P2"/>
          </draw:text-box>
        </draw:frame>
        <draw:frame draw:style-name="gr6" draw:text-style-name="P25" draw:layer="layout" svg:width="7.737cm" svg:height="15.899cm" svg:x="7.86cm" svg:y="2.024cm">
          <draw:text-box>
            <text:p text:style-name="P2"><text:span text:style-name="T13">gnome-icon-theme</text:span></text:p>
            <text:p text:style-name="P2"><text:span text:style-name="T13">gnuchess</text:span></text:p>
            <text:p text:style-name="P2"><text:span text:style-name="T13">gnuplot</text:span></text:p>
            <text:p text:style-name="P2"><text:span text:style-name="T13">gperf</text:span></text:p>
            <text:p text:style-name="P2"><text:span text:style-name="T13">gqview</text:span></text:p>
            <text:p text:style-name="P2"><text:span text:style-name="T13">grep</text:span></text:p>
            <text:p text:style-name="P2"><text:span text:style-name="T13">groff</text:span></text:p>
            <text:p text:style-name="P2"><text:span text:style-name="T13">gucharmap</text:span></text:p>
            <text:p text:style-name="P2"><text:span text:style-name="T13">gv</text:span></text:p>
            <text:p text:style-name="P2"><text:span text:style-name="T13">gzip</text:span></text:p>
            <text:p text:style-name="P2"><text:span text:style-name="T13">hal</text:span></text:p>
            <text:p text:style-name="P2"><text:span text:style-name="T13">hdparm</text:span></text:p>
            <text:p text:style-name="P2"><text:span text:style-name="T13">hicolor-icon-theme</text:span></text:p>
            <text:p text:style-name="P2"><text:span text:style-name="T13">hplip</text:span></text:p>
            <text:p text:style-name="P2"><text:span text:style-name="T13">icon-naming-utils</text:span></text:p>
            <text:p text:style-name="P2"><text:span text:style-name="T13">imagemagick</text:span></text:p>
            <text:p text:style-name="P2"><text:span text:style-name="T13">indent</text:span></text:p>
            <text:p text:style-name="P2"><text:span text:style-name="T13">intltool</text:span></text:p>
            <text:p text:style-name="P2"><text:span text:style-name="T13">iptables</text:span></text:p>
            <text:p text:style-name="P2"><text:span text:style-name="T13">iptraf</text:span></text:p>
            <text:p text:style-name="P2"><text:span text:style-name="T13">joe</text:span></text:p>
            <text:p text:style-name="P2"><text:span text:style-name="T13">kbd</text:span></text:p>
            <text:p text:style-name="P2"><text:span text:style-name="T13">less</text:span></text:p>
            <text:p text:style-name="P2"><text:span text:style-name="T13">lftp</text:span></text:p>
          </draw:text-box>
        </draw:frame>
        <draw:frame draw:style-name="gr7" draw:text-style-name="P2" draw:layer="layout" svg:width="5.794cm" svg:height="1.187cm" svg:x="22.205cm" svg:y="2.024cm">
          <draw:text-box>
            <text:p text:style-name="P2"/>
          </draw:text-box>
        </draw:frame>
        <draw:frame draw:style-name="gr2" draw:text-style-name="P25" draw:layer="layout" svg:width="5.26cm" svg:height="15.899cm" svg:x="13.271cm" svg:y="2.024cm">
          <draw:text-box>
            <text:p text:style-name="P2"><text:span text:style-name="T13">libpng</text:span></text:p>
            <text:p text:style-name="P2"><text:span text:style-name="T13">libtool</text:span></text:p>
            <text:p text:style-name="P2"><text:span text:style-name="T13">libxml2</text:span></text:p>
            <text:p text:style-name="P2"><text:span text:style-name="T13">m4</text:span></text:p>
            <text:p text:style-name="P2"><text:span text:style-name="T13">mailx</text:span></text:p>
            <text:p text:style-name="P2"><text:span text:style-name="T13">make</text:span></text:p>
            <text:p text:style-name="P2"><text:span text:style-name="T13">mc</text:span></text:p>
            <text:p text:style-name="P2"><text:span text:style-name="T13">mdadm</text:span></text:p>
            <text:p text:style-name="P2"><text:span text:style-name="T13">mercurial</text:span></text:p>
            <text:p text:style-name="P2"><text:span text:style-name="T13">module-init-tools</text:span></text:p>
            <text:p text:style-name="P2"><text:span text:style-name="T13">mtr</text:span></text:p>
            <text:p text:style-name="P2"><text:span text:style-name="T13">mtx</text:span></text:p>
            <text:p text:style-name="P2"><text:span text:style-name="T13">mutt</text:span></text:p>
            <text:p text:style-name="P2"><text:span text:style-name="T13">nano</text:span></text:p>
            <text:p text:style-name="P2"><text:span text:style-name="T13">nasm</text:span></text:p>
            <text:p text:style-name="P2"><text:span text:style-name="T13">netpbm</text:span></text:p>
            <text:p text:style-name="P2"><text:span text:style-name="T13">nmap</text:span></text:p>
            <text:p text:style-name="P2"><text:span text:style-name="T13">ntfsprogs</text:span></text:p>
            <text:p text:style-name="P2"><text:span text:style-name="T13">obexftp</text:span></text:p>
            <text:p text:style-name="P2"><text:span text:style-name="T13">openssh</text:span></text:p>
            <text:p text:style-name="P2"><text:span text:style-name="T13">openssl</text:span></text:p>
            <text:p text:style-name="P2"><text:span text:style-name="T13">openvpn</text:span></text:p>
            <text:p text:style-name="P2"><text:span text:style-name="T13">pan</text:span></text:p>
            <text:p text:style-name="P2"><text:span text:style-name="T13">parted</text:span></text:p>
          </draw:text-box>
        </draw:frame>
        <draw:frame draw:style-name="gr2" draw:text-style-name="P25" draw:layer="layout" svg:width="5.485cm" svg:height="13.943cm" svg:x="18.023cm" svg:y="2.024cm">
          <draw:text-box>
            <text:p text:style-name="P2"><text:span text:style-name="T13">patch</text:span></text:p>
            <text:p text:style-name="P2"><text:span text:style-name="T13">pciutils</text:span></text:p>
            <text:p text:style-name="P2"><text:span text:style-name="T13">pcmciautils</text:span></text:p>
            <text:p text:style-name="P2"><text:span text:style-name="T13">perl</text:span></text:p>
            <text:p text:style-name="P2"><text:span text:style-name="T14">pidgin</text:span></text:p>
            <text:p text:style-name="P2"><text:span text:style-name="T13">pm-utils</text:span></text:p>
            <text:p text:style-name="P2"><text:span text:style-name="T13">ppp</text:span></text:p>
            <text:p text:style-name="P2"><text:span text:style-name="T14">python</text:span></text:p>
            <text:p text:style-name="P2"><text:span text:style-name="T13">rcs</text:span></text:p>
            <text:p text:style-name="P2"><text:span text:style-name="T13">rdesktop</text:span></text:p>
            <text:p text:style-name="P2"><text:span text:style-name="T13">rsync</text:span></text:p>
            <text:p text:style-name="P2"><text:span text:style-name="T13">samba</text:span></text:p>
            <text:p text:style-name="P2"><text:span text:style-name="T13">scim</text:span></text:p>
            <text:p text:style-name="P2"><text:span text:style-name="T13">scim-m17n</text:span></text:p>
            <text:p text:style-name="P2"><text:span text:style-name="T13">screen</text:span></text:p>
            <text:p text:style-name="P2"><text:span text:style-name="T13">sdparm</text:span></text:p>
            <text:p text:style-name="P2"><text:span text:style-name="T13">sed</text:span></text:p>
            <text:p text:style-name="P2"><text:span text:style-name="T13">shared-mime-info</text:span></text:p>
            <text:p text:style-name="P2"><text:span text:style-name="T13">sharutils</text:span></text:p>
            <text:p text:style-name="P2"><text:span text:style-name="T13">slrn</text:span></text:p>
            <text:p text:style-name="P2"><text:span text:style-name="T13">smartmontools</text:span></text:p>
          </draw:text-box>
        </draw:frame>
        <draw:frame draw:style-name="gr2" draw:text-style-name="P25" draw:layer="layout" svg:width="5.523cm" svg:height="13.291cm" svg:x="22.477cm" svg:y="2.024cm">
          <draw:text-box>
            <text:p text:style-name="P2"><text:span text:style-name="T13">sox</text:span></text:p>
            <text:p text:style-name="P2"><text:span text:style-name="T13">strace</text:span></text:p>
            <text:p text:style-name="P2"><text:span text:style-name="T14">subversion</text:span></text:p>
            <text:p text:style-name="P2"><text:span text:style-name="T13">sudo</text:span></text:p>
            <text:p text:style-name="P2"><text:span text:style-name="T13">sysfsutils</text:span></text:p>
            <text:p text:style-name="P2"><text:span text:style-name="T13">syslinux</text:span></text:p>
            <text:p text:style-name="P2"><text:span text:style-name="T13">sysvinit</text:span></text:p>
            <text:p text:style-name="P2"><text:span text:style-name="T13">tango-icon-theme</text:span></text:p>
            <text:p text:style-name="P2"><text:span text:style-name="T13">tar</text:span></text:p>
            <text:p text:style-name="P2"><text:span text:style-name="T13">tcpdump</text:span></text:p>
            <text:p text:style-name="P2"><text:span text:style-name="T13">tcsh</text:span></text:p>
            <text:p text:style-name="P2"><text:span text:style-name="T13">texinfo</text:span></text:p>
            <text:p text:style-name="P2"><text:span text:style-name="T13">tin</text:span></text:p>
            <text:p text:style-name="P2"><text:span text:style-name="T13">udev</text:span></text:p>
            <text:p text:style-name="P2"><text:span text:style-name="T13">usbutils</text:span></text:p>
            <text:p text:style-name="P2"><text:span text:style-name="T13">vorbis-tools</text:span></text:p>
            <text:p text:style-name="P2"><text:span text:style-name="T13">wget</text:span></text:p>
            <text:p text:style-name="P2"><text:span text:style-name="T13">xchat</text:span></text:p>
            <text:p text:style-name="P2"><text:span text:style-name="T13">xcompmgr</text:span></text:p>
            <text:p text:style-name="P2"><text:span text:style-name="T13">xterm</text:span></text:p>
          </draw:text-box>
        </draw:frame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0.564cm" svg:height="2.063cm" svg:x="0.033cm" svg:y="0.036cm">
          <draw:text-box>
            <text:p text:style-name="P2"><text:span text:style-name="T2">Presentation Packag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27.999cm" svg:height="16.332cm" svg:x="0cm" svg:y="4.668cm">
          <draw:image xlink:href="../../crawl/all_current.png" xlink:type="simple" xlink:show="embed" xlink:actuate="onLoad">
            <text:p text:style-name="P2"/>
          </draw:image>
        </draw:frame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2.397cm" svg:height="2.063cm" svg:x="0.033cm" svg:y="0.036cm">
          <draw:text-box>
            <text:p text:style-name="P2"><text:span text:style-name="T2">Stable Distros Over Time</text:span></text:p>
          </draw:text-box>
        </draw:frame>
        <draw:frame draw:style-name="gr2" draw:text-style-name="P19" draw:layer="layout" svg:width="21.779cm" svg:height="1.398cm" svg:x="0.93cm" svg:y="2.682cm">
          <draw:text-box>
            <text:p text:style-name="P2"><text:span text:style-name="T3">Younger distributions are generally fresher.</text:span></text:p>
          </draw:text-box>
        </draw:frame>
        <draw:frame draw:style-name="gr1" draw:text-style-name="P1" draw:layer="layout" svg:width="5.045cm" svg:height="7.726cm" svg:x="22.502cm" svg:y="2.074cm">
          <draw:image xlink:href="../legend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27.999cm" svg:height="16.332cm" svg:x="0.001cm" svg:y="4.668cm">
          <draw:image xlink:href="../../crawl/all_current.png" xlink:type="simple" xlink:show="embed" xlink:actuate="onLoad">
            <text:p text:style-name="P2"/>
          </draw:image>
        </draw:frame>
        <draw:frame draw:style-name="gr2" draw:text-style-name="P13" draw:layer="layout" svg:width="2.047cm" svg:height="0.962cm" svg:x="9.167cm" svg:y="9.652cm">
          <draw:text-box>
            <text:p text:style-name="P2"><text:span text:style-name="T15">Fixed</text:span></text:p>
          </draw:text-box>
        </draw:frame>
        <draw:line draw:style-name="gr11" draw:text-style-name="P1" draw:layer="layout" svg:x1="9.391cm" svg:y1="10.733cm" svg:x2="2.038cm" svg:y2="14.23cm">
          <text:p text:style-name="P2"/>
        </draw:line>
        <draw:line draw:style-name="gr11" draw:text-style-name="P1" draw:layer="layout" svg:x1="9.725cm" svg:y1="10.726cm" svg:x2="7.304cm" svg:y2="15.279cm">
          <text:p text:style-name="P2"/>
        </draw:line>
        <draw:frame draw:style-name="gr2" draw:text-style-name="P13" draw:layer="layout" svg:width="3.702cm" svg:height="0.962cm" svg:x="14.557cm" svg:y="9.549cm">
          <draw:text-box>
            <text:p text:style-name="P2"><text:span text:style-name="T15">Continuous</text:span></text:p>
          </draw:text-box>
        </draw:frame>
        <draw:line draw:style-name="gr11" draw:text-style-name="P1" draw:layer="layout" svg:x1="16.447cm" svg:y1="10.44cm" svg:x2="18.95cm" svg:y2="14.623cm">
          <text:p text:style-name="P2"/>
        </draw:line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2.397cm" svg:height="2.063cm" svg:x="0.033cm" svg:y="0.036cm">
          <draw:text-box>
            <text:p text:style-name="P2"><text:span text:style-name="T2">Stable Distros Over Time</text:span></text:p>
          </draw:text-box>
        </draw:frame>
        <draw:frame draw:style-name="gr1" draw:text-style-name="P1" draw:layer="layout" svg:width="5.045cm" svg:height="7.726cm" svg:x="22.501cm" svg:y="2.074cm">
          <draw:image xlink:href="../legend.png" xlink:type="simple" xlink:show="embed" xlink:actuate="onLoad">
            <text:p text:style-name="P2"/>
          </draw:image>
        </draw:frame>
        <draw:frame draw:style-name="gr6" draw:text-style-name="P2" draw:layer="layout" svg:width="21.989cm" svg:height="2.545cm" svg:x="1.466cm" svg:y="2.074cm">
          <draw:text-box>
            <text:p text:style-name="P2"><text:span text:style-name="T3">Continuously released distros are fresher than fixed release cycle distros.</text:span></text:p>
          </draw:text-box>
        </draw:frame>
        <draw:line draw:style-name="gr11" draw:text-style-name="P1" draw:layer="layout" svg:x1="16.339cm" svg:y1="10.583cm" svg:x2="18.663cm" svg:y2="17.591cm">
          <text:p text:style-name="P2"/>
        </draw:line>
        <draw:line draw:style-name="gr11" draw:text-style-name="P1" draw:layer="layout" svg:x1="9.439cm" svg:y1="10.905cm" svg:x2="7.866cm" svg:y2="12.764cm">
          <text:p text:style-name="P2"/>
        </draw:line>
        <draw:line draw:style-name="gr11" draw:text-style-name="P1" draw:layer="layout" svg:x1="10.082cm" svg:y1="10.726cm" svg:x2="26.959cm" svg:y2="13.515cm">
          <text:p text:style-name="P2"/>
        </draw:lin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6" draw:text-style-name="P8" draw:layer="layout" svg:width="13.663cm" svg:height="8.278cm" svg:x="0.281cm" svg:y="1.99cm">
          <draw:text-box>
            <text:list text:style-name="L1">
              <text:list-item>
                <text:p text:style-name="P7"><text:span text:style-name="T3">Debian based</text:span></text:p>
              </text:list-item>
            </text:list>
            <text:list text:style-name="L1">
              <text:list-item>
                <text:p text:style-name="P7"><text:span text:style-name="T3">Binary Distribution</text:span></text:p>
              </text:list-item>
            </text:list>
            <text:list text:style-name="L1">
              <text:list-item>
                <text:p text:style-name="P7"><text:span text:style-name="T3">dpkg</text:span></text:p>
              </text:list-item>
            </text:list>
            <text:list text:style-name="L1">
              <text:list-item>
                <text:p text:style-name="P7"><text:span text:style-name="T3">6 Month Release Cycle</text:span></text:p>
              </text:list-item>
            </text:list>
            <text:list text:style-name="L1">
              <text:list-item>
                <text:p text:style-name="P7"><text:span text:style-name="T3">Started October 20, 2004</text:span></text:p>
              </text:list-item>
            </text:list>
          </draw:text-box>
        </draw:frame>
        <draw:frame draw:style-name="gr6" draw:text-style-name="P8" draw:layer="layout" svg:width="13.804cm" svg:height="6.558cm" svg:x="14.195cm" svg:y="1.99cm">
          <draw:text-box>
            <text:list text:style-name="L1">
              <text:list-item>
                <text:p text:style-name="P7"><text:span text:style-name="T3">Source Distribution</text:span></text:p>
              </text:list-item>
            </text:list>
            <text:list text:style-name="L1">
              <text:list-item>
                <text:p text:style-name="P7"><text:span text:style-name="T3">Portage</text:span></text:p>
              </text:list-item>
            </text:list>
            <text:list text:style-name="L1">
              <text:list-item>
                <text:p text:style-name="P7"><text:span text:style-name="T3">Continuous Release Cycle</text:span></text:p>
              </text:list-item>
            </text:list>
            <text:list text:style-name="L1">
              <text:list-item>
                <text:p text:style-name="P7"><text:span text:style-name="T3">Started March 31, 2002</text:span></text:p>
              </text:list-item>
            </text:list>
          </draw:text-box>
        </draw:frame>
        <draw:frame draw:style-name="gr1" draw:text-style-name="P1" draw:layer="layout" svg:width="8.087cm" svg:height="8.251cm" svg:x="17.171cm" svg:y="12.749cm">
          <draw:image xlink:href="../../../../watershed_svn/trunk/site/logos/gentoo.jpeg" xlink:type="simple" xlink:show="embed" xlink:actuate="onLoad">
            <text:p text:style-name="P2"/>
          </draw:image>
        </draw:frame>
        <draw:frame draw:style-name="gr1" draw:text-style-name="P1" draw:layer="layout" svg:width="9.029cm" svg:height="9.029cm" svg:x="1.163cm" svg:y="11.971cm">
          <draw:image xlink:href="../../../../watershed_svn/trunk/site/logos/ubuntu.png" xlink:type="simple" xlink:show="embed" xlink:actuate="onLoad">
            <text:p text:style-name="P2"/>
          </draw:image>
        </draw:frame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6.847cm" svg:height="2.063cm" svg:x="0.033cm" svg:y="0.036cm">
          <draw:text-box>
            <text:p text:style-name="P2"><text:span text:style-name="T2">Ubuntu vs. Gento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6.847cm" svg:height="2.063cm" svg:x="0.033cm" svg:y="0.036cm">
          <draw:text-box>
            <text:p text:style-name="P2"><text:span text:style-name="T2">Ubuntu vs. Gentoo</text:span></text:p>
          </draw:text-box>
        </draw:frame>
        <draw:frame draw:style-name="gr1" draw:text-style-name="P1" draw:layer="layout" svg:width="27.999cm" svg:height="16.332cm" svg:x="0.001cm" svg:y="3.112cm">
          <draw:image xlink:href="../../crawl/gentoo_ubuntu_current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3.388cm" svg:height="2.063cm" svg:x="0.033cm" svg:y="0.036cm">
          <draw:text-box>
            <text:p text:style-name="P2"><text:span text:style-name="T2">Data Problems</text:span></text:p>
          </draw:text-box>
        </draw:frame>
        <draw:frame draw:style-name="gr2" draw:text-style-name="P26" draw:layer="layout" svg:width="16.136cm" svg:height="1.318cm" svg:x="0.5cm" svg:y="12.157cm">
          <draw:text-box>
            <text:p text:style-name="P2"><text:span text:style-name="T16">“</text:span><text:span text:style-name="T16">good” does not imply truly good.</text:span></text:p>
          </draw:text-box>
        </draw:frame>
        <draw:frame draw:style-name="gr2" draw:text-style-name="P19" draw:layer="layout" svg:width="22.549cm" svg:height="1.398cm" svg:x="0.5cm" svg:y="2.503cm">
          <draw:text-box>
            <text:p text:style-name="P2"><text:span text:style-name="T3">70k+ package names for 10k-20k package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6" draw:text-style-name="P11" draw:layer="layout" svg:width="26.796cm" svg:height="10.574cm" svg:x="0.673cm" svg:y="4.907cm">
          <draw:text-box>
            <text:list text:style-name="L1">
              <text:list-item>
                <text:p text:style-name="P2"><text:span text:style-name="T3">Distribution comparison grounded in a common notion of “stable”.</text:span></text:p>
              </text:list-item>
            </text:list>
            <text:list text:style-name="L1">
              <text:list-item>
                <text:p text:style-name="P2"><text:span text:style-name="T3"/></text:p>
              </text:list-item>
            </text:list>
            <text:list text:style-name="L1">
              <text:list-item>
                <text:p text:style-name="P12"><text:span text:style-name="T3">Quantitative notion of stability.</text:span></text:p>
              </text:list-item>
            </text:list>
            <text:list text:style-name="L1">
              <text:list-item>
                <text:p text:style-name="P12"><text:span text:style-name="T3">Common distribution developers notion of stability.</text:span></text:p>
              </text:list-item>
            </text:list>
            <text:list text:style-name="L1">
              <text:list-item>
                <text:p text:style-name="P12"><text:span text:style-name="T3">Common user notion of stability.</text:span></text:p>
              </text:list-item>
            </text:list>
          </draw:text-box>
        </draw:frame>
        <draw:frame draw:style-name="gr12" draw:layer="layout" svg:width="0.502cm" svg:height="1.187cm" svg:x="0.962cm" svg:y="8.756cm">
          <draw:text-box>
            <text:p text:style-name="P2"/>
          </draw:text-box>
        </draw:frame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7.957cm" svg:height="2.063cm" svg:x="0.033cm" svg:y="0.036cm">
          <draw:text-box>
            <text:p text:style-name="P2"><text:span text:style-name="T2">“</text:span><text:span text:style-name="T2">stable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6" draw:text-style-name="P11" draw:layer="layout" svg:width="26.796cm" svg:height="10.574cm" svg:x="0.208cm" svg:y="2.225cm">
          <draw:text-box>
            <text:p text:style-name="P2"><text:span text:style-name="T3">More of the same.</text:span></text:p>
            <text:p text:style-name="P2"><text:span text:style-name="T3"/></text:p>
            <text:p text:style-name="P2"><text:span text:style-name="T3">Increase the pool of “good” packages.</text:span></text:p>
            <text:p text:style-name="P2"><text:span text:style-name="T3"/></text:p>
            <text:p text:style-name="P2"><text:span text:style-name="T3">Create more methods of analysis.</text:span></text:p>
            <text:p text:style-name="P2"><text:span text:style-name="T3"/></text:p>
            <text:p text:style-name="P2"><text:span text:style-name="T3">Gather more data.</text:span></text:p>
            <text:p text:style-name="P2"><text:span text:style-name="T3"/></text:p>
            <text:p text:style-name="P2"><text:span text:style-name="T3">Gather data from more sources.</text:span></text:p>
          </draw:text-box>
        </draw:frame>
        <draw:frame draw:style-name="gr12" draw:layer="layout" svg:width="0.502cm" svg:height="1.187cm" svg:x="0.962cm" svg:y="8.756cm">
          <draw:text-box>
            <text:p text:style-name="P2"/>
          </draw:text-box>
        </draw:frame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327cm" svg:height="2.063cm" svg:x="0.033cm" svg:y="0.036cm">
          <draw:text-box>
            <text:p text:style-name="P2"><text:span text:style-name="T2">Future Wo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5.349cm" svg:height="2.063cm" svg:x="0.033cm" svg:y="0.036cm">
          <draw:text-box>
            <text:p text:style-name="P2"><text:span text:style-name="T2">Goals</text:span></text:p>
          </draw:text-box>
        </draw:frame>
        <draw:frame draw:style-name="gr6" draw:text-style-name="P27" draw:layer="layout" svg:width="26.53cm" svg:height="10.574cm" svg:x="0.643cm" svg:y="2.574cm">
          <draw:text-box>
            <text:list text:style-name="L1">
              <text:list-item>
                <text:p text:style-name="P27"><text:span text:style-name="T8">Find and establish best packaging practices, </text:span><text:span text:style-name="T8"><text:tab/></text:span><text:span text:style-name="T8"><text:tab/></text:span><text:span text:style-name="T8"><text:tab/></text:span><text:span text:style-name="T8">upstream and downstream.</text:span></text:p>
              </text:list-item>
            </text:list>
            <text:list text:style-name="L1">
              <text:list-item>
                <text:p text:style-name="P27"><text:span text:style-name="T8">Central source for distro package status.</text:span></text:p>
              </text:list-item>
            </text:list>
            <text:list text:style-name="L1">
              <text:list-item>
                <text:p text:style-name="P27"><text:span text:style-name="T8">Aid in distro selection.</text:span></text:p>
              </text:list-item>
            </text:list>
            <text:list text:style-name="L1">
              <text:list-item>
                <text:p text:style-name="P27"><text:span text:style-name="T8">Reduce lag, focus development upstream.</text:span></text:p>
              </text:list-item>
            </text:list>
          </draw:text-box>
        </draw:frame>
        <draw:frame draw:style-name="gr2" draw:text-style-name="P29" draw:layer="layout" svg:width="10.717cm" svg:height="4.838cm" svg:x="8.642cm" svg:y="14.914cm">
          <draw:text-box>
            <text:p text:style-name="P28"><text:span text:style-name="T8">Keep distros fresh,</text:span></text:p>
            <text:p text:style-name="P28"><text:span text:style-name="T8">with newer features</text:span></text:p>
            <text:p text:style-name="P28"><text:span text:style-name="T8">and greater security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2" draw:layer="layout" svg:width="0.502cm" svg:height="1.187cm" svg:x="0.262cm" svg:y="6.756cm">
          <draw:text-box>
            <text:p text:style-name="P2"/>
          </draw:text-box>
        </draw:frame>
        <draw:frame draw:style-name="gr6" draw:text-style-name="P31" draw:layer="layout" svg:width="24.019cm" svg:height="8.28cm" svg:x="0.381cm" svg:y="2.733cm">
          <draw:text-box>
            <text:list text:style-name="L1">
              <text:list-item>
                <text:p text:style-name="P30"><text:span text:style-name="T3">scott.shawcroft @ gmail.com</text:span></text:p>
              </text:list-item>
            </text:list>
            <text:list text:style-name="L1">
              <text:list-item>
                <text:p text:style-name="P30"><text:span text:style-name="T3">oswatershed.org</text:span></text:p>
              </text:list-item>
            </text:list>
            <text:list text:style-name="L1">
              <text:list-item>
                <text:p text:style-name="P30"><text:span text:style-name="T3">trac.oswatershed.org</text:span></text:p>
              </text:list-item>
            </text:list>
            <text:list text:style-name="L1">
              <text:list-item>
                <text:p text:style-name="P30"><text:span text:style-name="T3">github.com/tannewt/open-source-watershed</text:span></text:p>
              </text:list-item>
            </text:list>
          </draw:text-box>
        </draw:frame>
        <draw:custom-shape draw:style-name="gr4" draw:text-style-name="P1" draw:layer="layout" svg:width="28cm" svg:height="1.927cm" svg:x="-0.001cm" svg:y="0.00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5.087cm" svg:height="2.063cm" svg:x="0.033cm" svg:y="0.036cm">
          <draw:text-box>
            <text:p text:style-name="P2"><text:span text:style-name="T2">Links</text:span></text:p>
          </draw:text-box>
        </draw:frame>
        <draw:frame draw:style-name="gr1" draw:text-style-name="P1" draw:layer="layout" svg:width="20.469cm" svg:height="2.427cm" svg:x="3.767cm" svg:y="14.772cm">
          <draw:image xlink:href="Pictures/1000020100000695000000C8D5BB15A8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OSW_20_Blue" draw:display-name="OSW Blue" draw:style="linear" draw:start-color="#204a87" draw:end-color="#3465a4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Scott Shawcroft</meta:initial-creator>
    <meta:creation-date>2009-04-07T21:07:11</meta:creation-date>
    <dc:creator>Scott Shawcroft</dc:creator>
    <dc:date>2009-04-24T23:18:32</dc:date>
    <meta:editing-cycles>21</meta:editing-cycles>
    <meta:editing-duration>PT12H38M48S</meta:editing-duration>
    <meta:user-defined meta:name="Info 1"/>
    <meta:user-defined meta:name="Info 2"/>
    <meta:user-defined meta:name="Info 3"/>
    <meta:user-defined meta:name="Info 4"/>
    <meta:document-statistic meta:object-count="225"/>
  </office:meta>
</office:document-meta>
</file>